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6.24mm"/>
    </style:style>
    <style:style style:name="co2" style:family="table-column">
      <style:table-column-properties fo:break-before="auto" style:column-width="111.2mm"/>
    </style:style>
    <style:style style:name="co3" style:family="table-column">
      <style:table-column-properties fo:break-before="auto" style:column-width="22.95mm"/>
    </style:style>
    <style:style style:name="co4" style:family="table-column">
      <style:table-column-properties fo:break-before="auto" style:column-width="18.33mm"/>
    </style:style>
    <style:style style:name="co5" style:family="table-column">
      <style:table-column-properties fo:break-before="auto" style:column-width="16.42mm"/>
    </style:style>
    <style:style style:name="co6" style:family="table-column">
      <style:table-column-properties fo:break-before="auto" style:column-width="16.97mm"/>
    </style:style>
    <style:style style:name="co7" style:family="table-column">
      <style:table-column-properties fo:break-before="auto" style:column-width="28.13mm"/>
    </style:style>
    <style:style style:name="co8" style:family="table-column">
      <style:table-column-properties fo:break-before="auto" style:column-width="33.57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9120355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abour force survey - national and regional - headline indicators (seasonally adjusted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S Crown Copyright Reserved [from Nomis on 17 July 2020]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alysis <text:s text:c="2"/>:</text:p>
          </table:table-cell>
          <table:table-cell office:value-type="string" calcext:value-type="string">
            <text:p>standar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e <text:s text:c="6"/>:</text:p>
          </table:table-cell>
          <table:table-cell office:value-type="string" calcext:value-type="string">
            <text:p>Mar 2020-May 20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x <text:s text:c="7"/>:</text:p>
          </table:table-cell>
          <table:table-cell office:value-type="string" calcext:value-type="string">
            <text:p>Ma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ue Type :</text:p>
          </table:table-cell>
          <table:table-cell office:value-type="string" calcext:value-type="string">
            <text:p>Level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conomic Activity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reat Britain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Wales</text:p>
          </table:table-cell>
          <table:table-cell office:value-type="string" calcext:value-type="string">
            <text:p>Scotland</text:p>
          </table:table-cell>
          <table:table-cell office:value-type="string" calcext:value-type="string">
            <text:p>Northern Ireland</text:p>
          </table:table-cell>
          <table:table-cell office:value-type="string" calcext:value-type="string">
            <text:p>England and Wal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ll persons - aged 16 and over</text:p>
          </table:table-cell>
          <table:table-cell office:value-type="float" office:value="26221288" calcext:value-type="float">
            <text:p>26221288</text:p>
          </table:table-cell>
          <table:table-cell office:value-type="float" office:value="25501173" calcext:value-type="float">
            <text:p>25501173</text:p>
          </table:table-cell>
          <table:table-cell office:value-type="float" office:value="22099985" calcext:value-type="float">
            <text:p>22099985</text:p>
          </table:table-cell>
          <table:table-cell office:value-type="float" office:value="1254565" calcext:value-type="float">
            <text:p>1254565</text:p>
          </table:table-cell>
          <table:table-cell office:value-type="float" office:value="2146623" calcext:value-type="float">
            <text:p>2146623</text:p>
          </table:table-cell>
          <table:table-cell office:value-type="float" office:value="720115" calcext:value-type="float">
            <text:p>720115</text:p>
          </table:table-cell>
          <table:table-cell office:value-type="float" office:value="23354550" calcext:value-type="float">
            <text:p>23354550</text:p>
          </table:table-cell>
        </table:table-row>
        <table:table-row table:style-name="ro1">
          <table:table-cell office:value-type="string" calcext:value-type="string">
            <text:p>Total economically active - aged 16 and over</text:p>
          </table:table-cell>
          <table:table-cell office:value-type="float" office:value="17969914" calcext:value-type="float">
            <text:p>17969914</text:p>
          </table:table-cell>
          <table:table-cell office:value-type="float" office:value="17500692" calcext:value-type="float">
            <text:p>17500692</text:p>
          </table:table-cell>
          <table:table-cell office:value-type="float" office:value="15298091" calcext:value-type="float">
            <text:p>15298091</text:p>
          </table:table-cell>
          <table:table-cell office:value-type="float" office:value="801357" calcext:value-type="float">
            <text:p>801357</text:p>
          </table:table-cell>
          <table:table-cell office:value-type="float" office:value="1401244" calcext:value-type="float">
            <text:p>1401244</text:p>
          </table:table-cell>
          <table:table-cell office:value-type="float" office:value="469222" calcext:value-type="float">
            <text:p>469222</text:p>
          </table:table-cell>
          <table:table-cell office:value-type="float" office:value="16099448" calcext:value-type="float">
            <text:p>16099448</text:p>
          </table:table-cell>
        </table:table-row>
        <table:table-row table:style-name="ro1">
          <table:table-cell office:value-type="string" calcext:value-type="string">
            <text:p>Total in employment - aged 16 and over</text:p>
          </table:table-cell>
          <table:table-cell office:value-type="float" office:value="17245460" calcext:value-type="float">
            <text:p>17245460</text:p>
          </table:table-cell>
          <table:table-cell office:value-type="float" office:value="16788138" calcext:value-type="float">
            <text:p>16788138</text:p>
          </table:table-cell>
          <table:table-cell office:value-type="float" office:value="14667705" calcext:value-type="float">
            <text:p>14667705</text:p>
          </table:table-cell>
          <table:table-cell office:value-type="float" office:value="779824" calcext:value-type="float">
            <text:p>779824</text:p>
          </table:table-cell>
          <table:table-cell office:value-type="float" office:value="1340609" calcext:value-type="float">
            <text:p>1340609</text:p>
          </table:table-cell>
          <table:table-cell office:value-type="float" office:value="457322" calcext:value-type="float">
            <text:p>457322</text:p>
          </table:table-cell>
          <table:table-cell office:value-type="float" office:value="15447529" calcext:value-type="float">
            <text:p>15447529</text:p>
          </table:table-cell>
        </table:table-row>
        <table:table-row table:style-name="ro1">
          <table:table-cell office:value-type="string" calcext:value-type="string">
            <text:p>Total unemployed - aged 16 and over</text:p>
          </table:table-cell>
          <table:table-cell office:value-type="float" office:value="724454" calcext:value-type="float">
            <text:p>724454</text:p>
          </table:table-cell>
          <table:table-cell office:value-type="float" office:value="712554" calcext:value-type="float">
            <text:p>712554</text:p>
          </table:table-cell>
          <table:table-cell office:value-type="float" office:value="630386" calcext:value-type="float">
            <text:p>630386</text:p>
          </table:table-cell>
          <table:table-cell office:value-type="float" office:value="21533" calcext:value-type="float">
            <text:p>21533</text:p>
          </table:table-cell>
          <table:table-cell office:value-type="float" office:value="60635" calcext:value-type="float">
            <text:p>60635</text:p>
          </table:table-cell>
          <table:table-cell office:value-type="float" office:value="11900" calcext:value-type="float">
            <text:p>11900</text:p>
          </table:table-cell>
          <table:table-cell office:value-type="float" office:value="651919" calcext:value-type="float">
            <text:p>651919</text:p>
          </table:table-cell>
        </table:table-row>
        <table:table-row table:style-name="ro1">
          <table:table-cell office:value-type="string" calcext:value-type="string">
            <text:p>Total economically inactive - aged 16 and over</text:p>
          </table:table-cell>
          <table:table-cell office:value-type="float" office:value="8251374" calcext:value-type="float">
            <text:p>8251374</text:p>
          </table:table-cell>
          <table:table-cell office:value-type="float" office:value="8000481" calcext:value-type="float">
            <text:p>8000481</text:p>
          </table:table-cell>
          <table:table-cell office:value-type="float" office:value="6801894" calcext:value-type="float">
            <text:p>6801894</text:p>
          </table:table-cell>
          <table:table-cell office:value-type="float" office:value="453208" calcext:value-type="float">
            <text:p>453208</text:p>
          </table:table-cell>
          <table:table-cell office:value-type="float" office:value="745379" calcext:value-type="float">
            <text:p>745379</text:p>
          </table:table-cell>
          <table:table-cell office:value-type="float" office:value="250893" calcext:value-type="float">
            <text:p>250893</text:p>
          </table:table-cell>
          <table:table-cell office:value-type="float" office:value="7255102" calcext:value-type="float">
            <text:p>7255102</text:p>
          </table:table-cell>
        </table:table-row>
        <table:table-row table:style-name="ro1">
          <table:table-cell office:value-type="string" calcext:value-type="string">
            <text:p>All persons - aged 16 to 64</text:p>
          </table:table-cell>
          <table:table-cell office:value-type="float" office:value="20614683" calcext:value-type="float">
            <text:p>20614683</text:p>
          </table:table-cell>
          <table:table-cell office:value-type="float" office:value="20036580" calcext:value-type="float">
            <text:p>20036580</text:p>
          </table:table-cell>
          <table:table-cell office:value-type="float" office:value="17402540" calcext:value-type="float">
            <text:p>17402540</text:p>
          </table:table-cell>
          <table:table-cell office:value-type="float" office:value="952328" calcext:value-type="float">
            <text:p>952328</text:p>
          </table:table-cell>
          <table:table-cell office:value-type="float" office:value="1681712" calcext:value-type="float">
            <text:p>1681712</text:p>
          </table:table-cell>
          <table:table-cell office:value-type="float" office:value="578103" calcext:value-type="float">
            <text:p>578103</text:p>
          </table:table-cell>
          <table:table-cell office:value-type="float" office:value="18354868" calcext:value-type="float">
            <text:p>18354868</text:p>
          </table:table-cell>
        </table:table-row>
        <table:table-row table:style-name="ro1">
          <table:table-cell office:value-type="string" calcext:value-type="string">
            <text:p>Total economically active - aged 16 to 64</text:p>
          </table:table-cell>
          <table:table-cell office:value-type="float" office:value="17219147" calcext:value-type="float">
            <text:p>17219147</text:p>
          </table:table-cell>
          <table:table-cell office:value-type="float" office:value="16767775" calcext:value-type="float">
            <text:p>16767775</text:p>
          </table:table-cell>
          <table:table-cell office:value-type="float" office:value="14657743" calcext:value-type="float">
            <text:p>14657743</text:p>
          </table:table-cell>
          <table:table-cell office:value-type="float" office:value="759541" calcext:value-type="float">
            <text:p>759541</text:p>
          </table:table-cell>
          <table:table-cell office:value-type="float" office:value="1350491" calcext:value-type="float">
            <text:p>1350491</text:p>
          </table:table-cell>
          <table:table-cell office:value-type="float" office:value="451372" calcext:value-type="float">
            <text:p>451372</text:p>
          </table:table-cell>
          <table:table-cell office:value-type="float" office:value="15417284" calcext:value-type="float">
            <text:p>15417284</text:p>
          </table:table-cell>
        </table:table-row>
        <table:table-row table:style-name="ro1">
          <table:table-cell office:value-type="string" calcext:value-type="string">
            <text:p>Total in employment - aged 16 to 64</text:p>
          </table:table-cell>
          <table:table-cell office:value-type="float" office:value="16510896" calcext:value-type="float">
            <text:p>16510896</text:p>
          </table:table-cell>
          <table:table-cell office:value-type="float" office:value="16071309" calcext:value-type="float">
            <text:p>16071309</text:p>
          </table:table-cell>
          <table:table-cell office:value-type="float" office:value="14042487" calcext:value-type="float">
            <text:p>14042487</text:p>
          </table:table-cell>
          <table:table-cell office:value-type="float" office:value="738855" calcext:value-type="float">
            <text:p>738855</text:p>
          </table:table-cell>
          <table:table-cell office:value-type="float" office:value="1289967" calcext:value-type="float">
            <text:p>1289967</text:p>
          </table:table-cell>
          <table:table-cell office:value-type="float" office:value="439587" calcext:value-type="float">
            <text:p>439587</text:p>
          </table:table-cell>
          <table:table-cell office:value-type="float" office:value="14781342" calcext:value-type="float">
            <text:p>14781342</text:p>
          </table:table-cell>
        </table:table-row>
        <table:table-row table:style-name="ro1">
          <table:table-cell office:value-type="string" calcext:value-type="string">
            <text:p>Total unemployed - aged 16 to 64</text:p>
          </table:table-cell>
          <table:table-cell office:value-type="float" office:value="708249" calcext:value-type="float">
            <text:p>708249</text:p>
          </table:table-cell>
          <table:table-cell office:value-type="float" office:value="696464" calcext:value-type="float">
            <text:p>696464</text:p>
          </table:table-cell>
          <table:table-cell office:value-type="float" office:value="615254" calcext:value-type="float">
            <text:p>615254</text:p>
          </table:table-cell>
          <table:table-cell office:value-type="float" office:value="20686" calcext:value-type="float">
            <text:p>20686</text:p>
          </table:table-cell>
          <table:table-cell office:value-type="float" office:value="60524" calcext:value-type="float">
            <text:p>60524</text:p>
          </table:table-cell>
          <table:table-cell office:value-type="float" office:value="11785" calcext:value-type="float">
            <text:p>11785</text:p>
          </table:table-cell>
          <table:table-cell office:value-type="float" office:value="635940" calcext:value-type="float">
            <text:p>635940</text:p>
          </table:table-cell>
        </table:table-row>
        <table:table-row table:style-name="ro1">
          <table:table-cell office:value-type="string" calcext:value-type="string">
            <text:p>Total economically inactive - aged 16 to 64</text:p>
          </table:table-cell>
          <table:table-cell office:value-type="float" office:value="3395536" calcext:value-type="float">
            <text:p>3395536</text:p>
          </table:table-cell>
          <table:table-cell office:value-type="float" office:value="3268805" calcext:value-type="float">
            <text:p>3268805</text:p>
          </table:table-cell>
          <table:table-cell office:value-type="float" office:value="2744797" calcext:value-type="float">
            <text:p>2744797</text:p>
          </table:table-cell>
          <table:table-cell office:value-type="float" office:value="192787" calcext:value-type="float">
            <text:p>192787</text:p>
          </table:table-cell>
          <table:table-cell office:value-type="float" office:value="331221" calcext:value-type="float">
            <text:p>331221</text:p>
          </table:table-cell>
          <table:table-cell office:value-type="float" office:value="126731" calcext:value-type="float">
            <text:p>126731</text:p>
          </table:table-cell>
          <table:table-cell office:value-type="float" office:value="2937584" calcext:value-type="float">
            <text:p>2937584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 calcext:value-type="string">
            <text:p>The employment rate is the number of people in employment divide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y the population of the same age group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he unemployment rate is the number of unemployed people divide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y the economically active population of the same age group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he inactivity rate is the number of inactive people divide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y the population of the same age group</text:p>
          </table:table-cell>
          <table:table-cell table:number-columns-repeated="6"/>
        </table:table-row>
        <table:table-row table:style-name="ro1" table:number-rows-repeated="8">
          <table:table-cell table:number-columns-repeated="8"/>
        </table:table-row>
        <table:table-row table:style-name="ro1">
          <table:table-cell office:value-type="string" calcext:value-type="string">
            <text:p>labour force survey - national and regional - headline indicators (seasonally adjusted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S Crown Copyright Reserved [from Nomis on 17 July 2020]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alysis <text:s text:c="2"/>:</text:p>
          </table:table-cell>
          <table:table-cell office:value-type="string" calcext:value-type="string">
            <text:p>standar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e <text:s text:c="6"/>:</text:p>
          </table:table-cell>
          <table:table-cell office:value-type="string" calcext:value-type="string">
            <text:p>Mar 2020-May 20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x <text:s text:c="7"/>:</text:p>
          </table:table-cell>
          <table:table-cell office:value-type="string" calcext:value-type="string">
            <text:p>Fema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ue Type :</text:p>
          </table:table-cell>
          <table:table-cell office:value-type="string" calcext:value-type="string">
            <text:p>Level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conomic Activity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reat Britain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Wales</text:p>
          </table:table-cell>
          <table:table-cell office:value-type="string" calcext:value-type="string">
            <text:p>Scotland</text:p>
          </table:table-cell>
          <table:table-cell office:value-type="string" calcext:value-type="string">
            <text:p>Northern Ireland</text:p>
          </table:table-cell>
          <table:table-cell office:value-type="string" calcext:value-type="string">
            <text:p>England and Wal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ll persons - aged 16 and over</text:p>
          </table:table-cell>
          <table:table-cell office:value-type="float" office:value="27312786" calcext:value-type="float">
            <text:p>27312786</text:p>
          </table:table-cell>
          <table:table-cell office:value-type="float" office:value="26558081" calcext:value-type="float">
            <text:p>26558081</text:p>
          </table:table-cell>
          <table:table-cell office:value-type="float" office:value="22920224" calcext:value-type="float">
            <text:p>22920224</text:p>
          </table:table-cell>
          <table:table-cell office:value-type="float" office:value="1302540" calcext:value-type="float">
            <text:p>1302540</text:p>
          </table:table-cell>
          <table:table-cell office:value-type="float" office:value="2335317" calcext:value-type="float">
            <text:p>2335317</text:p>
          </table:table-cell>
          <table:table-cell office:value-type="float" office:value="754705" calcext:value-type="float">
            <text:p>754705</text:p>
          </table:table-cell>
          <table:table-cell office:value-type="float" office:value="24222764" calcext:value-type="float">
            <text:p>24222764</text:p>
          </table:table-cell>
        </table:table-row>
        <table:table-row table:style-name="ro1">
          <table:table-cell office:value-type="string" calcext:value-type="string">
            <text:p>Total economically active - aged 16 and over</text:p>
          </table:table-cell>
          <table:table-cell office:value-type="float" office:value="16324790" calcext:value-type="float">
            <text:p>16324790</text:p>
          </table:table-cell>
          <table:table-cell office:value-type="float" office:value="15908430" calcext:value-type="float">
            <text:p>15908430</text:p>
          </table:table-cell>
          <table:table-cell office:value-type="float" office:value="13805330" calcext:value-type="float">
            <text:p>13805330</text:p>
          </table:table-cell>
          <table:table-cell office:value-type="float" office:value="742550" calcext:value-type="float">
            <text:p>742550</text:p>
          </table:table-cell>
          <table:table-cell office:value-type="float" office:value="1360550" calcext:value-type="float">
            <text:p>1360550</text:p>
          </table:table-cell>
          <table:table-cell office:value-type="float" office:value="416360" calcext:value-type="float">
            <text:p>416360</text:p>
          </table:table-cell>
          <table:table-cell office:value-type="float" office:value="14547880" calcext:value-type="float">
            <text:p>14547880</text:p>
          </table:table-cell>
        </table:table-row>
        <table:table-row table:style-name="ro1">
          <table:table-cell office:value-type="string" calcext:value-type="string">
            <text:p>Total in employment - aged 16 and over</text:p>
          </table:table-cell>
          <table:table-cell office:value-type="float" office:value="15702054" calcext:value-type="float">
            <text:p>15702054</text:p>
          </table:table-cell>
          <table:table-cell office:value-type="float" office:value="15294618" calcext:value-type="float">
            <text:p>15294618</text:p>
          </table:table-cell>
          <table:table-cell office:value-type="float" office:value="13270287" calcext:value-type="float">
            <text:p>13270287</text:p>
          </table:table-cell>
          <table:table-cell office:value-type="float" office:value="723083" calcext:value-type="float">
            <text:p>723083</text:p>
          </table:table-cell>
          <table:table-cell office:value-type="float" office:value="1301248" calcext:value-type="float">
            <text:p>1301248</text:p>
          </table:table-cell>
          <table:table-cell office:value-type="float" office:value="407436" calcext:value-type="float">
            <text:p>407436</text:p>
          </table:table-cell>
          <table:table-cell office:value-type="float" office:value="13993370" calcext:value-type="float">
            <text:p>13993370</text:p>
          </table:table-cell>
        </table:table-row>
        <table:table-row table:style-name="ro1">
          <table:table-cell office:value-type="string" calcext:value-type="string">
            <text:p>Total unemployed - aged 16 and over</text:p>
          </table:table-cell>
          <table:table-cell office:value-type="float" office:value="622736" calcext:value-type="float">
            <text:p>622736</text:p>
          </table:table-cell>
          <table:table-cell office:value-type="float" office:value="613812" calcext:value-type="float">
            <text:p>613812</text:p>
          </table:table-cell>
          <table:table-cell office:value-type="float" office:value="535043" calcext:value-type="float">
            <text:p>535043</text:p>
          </table:table-cell>
          <table:table-cell office:value-type="float" office:value="19467" calcext:value-type="float">
            <text:p>19467</text:p>
          </table:table-cell>
          <table:table-cell office:value-type="float" office:value="59302" calcext:value-type="float">
            <text:p>59302</text:p>
          </table:table-cell>
          <table:table-cell office:value-type="float" office:value="8924" calcext:value-type="float">
            <text:p>8924</text:p>
          </table:table-cell>
          <table:table-cell office:value-type="float" office:value="554510" calcext:value-type="float">
            <text:p>554510</text:p>
          </table:table-cell>
        </table:table-row>
        <table:table-row table:style-name="ro1">
          <table:table-cell office:value-type="string" calcext:value-type="string">
            <text:p>Total economically inactive - aged 16 and over</text:p>
          </table:table-cell>
          <table:table-cell office:value-type="float" office:value="10987996" calcext:value-type="float">
            <text:p>10987996</text:p>
          </table:table-cell>
          <table:table-cell office:value-type="float" office:value="10649651" calcext:value-type="float">
            <text:p>10649651</text:p>
          </table:table-cell>
          <table:table-cell office:value-type="float" office:value="9114894" calcext:value-type="float">
            <text:p>9114894</text:p>
          </table:table-cell>
          <table:table-cell office:value-type="float" office:value="559990" calcext:value-type="float">
            <text:p>559990</text:p>
          </table:table-cell>
          <table:table-cell office:value-type="float" office:value="974767" calcext:value-type="float">
            <text:p>974767</text:p>
          </table:table-cell>
          <table:table-cell office:value-type="float" office:value="338345" calcext:value-type="float">
            <text:p>338345</text:p>
          </table:table-cell>
          <table:table-cell office:value-type="float" office:value="9674884" calcext:value-type="float">
            <text:p>9674884</text:p>
          </table:table-cell>
        </table:table-row>
        <table:table-row table:style-name="ro1">
          <table:table-cell office:value-type="string" calcext:value-type="string">
            <text:p>All persons - aged 16 to 64</text:p>
          </table:table-cell>
          <table:table-cell office:value-type="float" office:value="20808242" calcext:value-type="float">
            <text:p>20808242</text:p>
          </table:table-cell>
          <table:table-cell office:value-type="float" office:value="20217864" calcext:value-type="float">
            <text:p>20217864</text:p>
          </table:table-cell>
          <table:table-cell office:value-type="float" office:value="17497989" calcext:value-type="float">
            <text:p>17497989</text:p>
          </table:table-cell>
          <table:table-cell office:value-type="float" office:value="958157" calcext:value-type="float">
            <text:p>958157</text:p>
          </table:table-cell>
          <table:table-cell office:value-type="float" office:value="1761718" calcext:value-type="float">
            <text:p>1761718</text:p>
          </table:table-cell>
          <table:table-cell office:value-type="float" office:value="590378" calcext:value-type="float">
            <text:p>590378</text:p>
          </table:table-cell>
          <table:table-cell office:value-type="float" office:value="18456146" calcext:value-type="float">
            <text:p>18456146</text:p>
          </table:table-cell>
        </table:table-row>
        <table:table-row table:style-name="ro1">
          <table:table-cell office:value-type="string" calcext:value-type="string">
            <text:p>Total economically active - aged 16 to 64</text:p>
          </table:table-cell>
          <table:table-cell office:value-type="float" office:value="15741695" calcext:value-type="float">
            <text:p>15741695</text:p>
          </table:table-cell>
          <table:table-cell office:value-type="float" office:value="15335534" calcext:value-type="float">
            <text:p>15335534</text:p>
          </table:table-cell>
          <table:table-cell office:value-type="float" office:value="13305191" calcext:value-type="float">
            <text:p>13305191</text:p>
          </table:table-cell>
          <table:table-cell office:value-type="float" office:value="709905" calcext:value-type="float">
            <text:p>709905</text:p>
          </table:table-cell>
          <table:table-cell office:value-type="float" office:value="1320438" calcext:value-type="float">
            <text:p>1320438</text:p>
          </table:table-cell>
          <table:table-cell office:value-type="float" office:value="406161" calcext:value-type="float">
            <text:p>406161</text:p>
          </table:table-cell>
          <table:table-cell office:value-type="float" office:value="14015096" calcext:value-type="float">
            <text:p>14015096</text:p>
          </table:table-cell>
        </table:table-row>
        <table:table-row table:style-name="ro1">
          <table:table-cell office:value-type="string" calcext:value-type="string">
            <text:p>Total in employment - aged 16 to 64</text:p>
          </table:table-cell>
          <table:table-cell office:value-type="float" office:value="15126872" calcext:value-type="float">
            <text:p>15126872</text:p>
          </table:table-cell>
          <table:table-cell office:value-type="float" office:value="14729654" calcext:value-type="float">
            <text:p>14729654</text:p>
          </table:table-cell>
          <table:table-cell office:value-type="float" office:value="12776243" calcext:value-type="float">
            <text:p>12776243</text:p>
          </table:table-cell>
          <table:table-cell office:value-type="float" office:value="691102" calcext:value-type="float">
            <text:p>691102</text:p>
          </table:table-cell>
          <table:table-cell office:value-type="float" office:value="1262309" calcext:value-type="float">
            <text:p>1262309</text:p>
          </table:table-cell>
          <table:table-cell office:value-type="float" office:value="397218" calcext:value-type="float">
            <text:p>397218</text:p>
          </table:table-cell>
          <table:table-cell office:value-type="float" office:value="13467345" calcext:value-type="float">
            <text:p>13467345</text:p>
          </table:table-cell>
        </table:table-row>
        <table:table-row table:style-name="ro1">
          <table:table-cell office:value-type="string" calcext:value-type="string">
            <text:p>Total unemployed - aged 16 to 64</text:p>
          </table:table-cell>
          <table:table-cell office:value-type="float" office:value="614823" calcext:value-type="float">
            <text:p>614823</text:p>
          </table:table-cell>
          <table:table-cell office:value-type="float" office:value="605880" calcext:value-type="float">
            <text:p>605880</text:p>
          </table:table-cell>
          <table:table-cell office:value-type="float" office:value="528947" calcext:value-type="float">
            <text:p>528947</text:p>
          </table:table-cell>
          <table:table-cell office:value-type="float" office:value="18803" calcext:value-type="float">
            <text:p>18803</text:p>
          </table:table-cell>
          <table:table-cell office:value-type="float" office:value="58130" calcext:value-type="float">
            <text:p>58130</text:p>
          </table:table-cell>
          <table:table-cell office:value-type="float" office:value="8943" calcext:value-type="float">
            <text:p>8943</text:p>
          </table:table-cell>
          <table:table-cell office:value-type="float" office:value="547750" calcext:value-type="float">
            <text:p>547750</text:p>
          </table:table-cell>
        </table:table-row>
        <table:table-row table:style-name="ro1">
          <table:table-cell office:value-type="string" calcext:value-type="string">
            <text:p>Total economically inactive - aged 16 to 64</text:p>
          </table:table-cell>
          <table:table-cell office:value-type="float" office:value="5066547" calcext:value-type="float">
            <text:p>5066547</text:p>
          </table:table-cell>
          <table:table-cell office:value-type="float" office:value="4882330" calcext:value-type="float">
            <text:p>4882330</text:p>
          </table:table-cell>
          <table:table-cell office:value-type="float" office:value="4192798" calcext:value-type="float">
            <text:p>4192798</text:p>
          </table:table-cell>
          <table:table-cell office:value-type="float" office:value="248252" calcext:value-type="float">
            <text:p>248252</text:p>
          </table:table-cell>
          <table:table-cell office:value-type="float" office:value="441280" calcext:value-type="float">
            <text:p>441280</text:p>
          </table:table-cell>
          <table:table-cell office:value-type="float" office:value="184217" calcext:value-type="float">
            <text:p>184217</text:p>
          </table:table-cell>
          <table:table-cell office:value-type="float" office:value="4441050" calcext:value-type="float">
            <text:p>4441050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 calcext:value-type="string">
            <text:p>The employment rate is the number of people in employment divide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y the population of the same age group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he unemployment rate is the number of unemployed people divide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y the economically active population of the same age group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he inactivity rate is the number of inactive people divide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y the population of the same age group</text:p>
          </table:table-cell>
          <table:table-cell table:number-columns-repeated="6"/>
        </table:table-row>
        <table:table-row table:style-name="ro1" table:number-rows-repeated="8">
          <table:table-cell table:number-columns-repeated="8"/>
        </table:table-row>
        <table:table-row table:style-name="ro1">
          <table:table-cell office:value-type="string" calcext:value-type="string">
            <text:p>labour force survey - national and regional - headline indicators (seasonally adjusted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S Crown Copyright Reserved [from Nomis on 17 July 2020]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alysis <text:s text:c="2"/>:</text:p>
          </table:table-cell>
          <table:table-cell office:value-type="string" calcext:value-type="string">
            <text:p>standar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e <text:s text:c="6"/>:</text:p>
          </table:table-cell>
          <table:table-cell office:value-type="string" calcext:value-type="string">
            <text:p>Mar 2020-May 20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x <text:s text:c="7"/>: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ue Type :</text:p>
          </table:table-cell>
          <table:table-cell office:value-type="string" calcext:value-type="string">
            <text:p>Level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conomic Activity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reat Britain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Wales</text:p>
          </table:table-cell>
          <table:table-cell office:value-type="string" calcext:value-type="string">
            <text:p>Scotland</text:p>
          </table:table-cell>
          <table:table-cell office:value-type="string" calcext:value-type="string">
            <text:p>Northern Ireland</text:p>
          </table:table-cell>
          <table:table-cell office:value-type="string" calcext:value-type="string">
            <text:p>England and Wal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ll persons - aged 16 and over</text:p>
          </table:table-cell>
          <table:table-cell office:value-type="float" office:value="53534074" calcext:value-type="float">
            <text:p>53534074</text:p>
          </table:table-cell>
          <table:table-cell office:value-type="float" office:value="52059254" calcext:value-type="float">
            <text:p>52059254</text:p>
          </table:table-cell>
          <table:table-cell office:value-type="float" office:value="45020209" calcext:value-type="float">
            <text:p>45020209</text:p>
          </table:table-cell>
          <table:table-cell office:value-type="float" office:value="2557105" calcext:value-type="float">
            <text:p>2557105</text:p>
          </table:table-cell>
          <table:table-cell office:value-type="float" office:value="4481940" calcext:value-type="float">
            <text:p>4481940</text:p>
          </table:table-cell>
          <table:table-cell office:value-type="float" office:value="1474820" calcext:value-type="float">
            <text:p>1474820</text:p>
          </table:table-cell>
          <table:table-cell office:value-type="float" office:value="47577314" calcext:value-type="float">
            <text:p>47577314</text:p>
          </table:table-cell>
        </table:table-row>
        <table:table-row table:style-name="ro1">
          <table:table-cell office:value-type="string" calcext:value-type="string">
            <text:p>Total economically active - aged 16 and over</text:p>
          </table:table-cell>
          <table:table-cell office:value-type="float" office:value="34294706" calcext:value-type="float">
            <text:p>34294706</text:p>
          </table:table-cell>
          <table:table-cell office:value-type="float" office:value="33409124" calcext:value-type="float">
            <text:p>33409124</text:p>
          </table:table-cell>
          <table:table-cell office:value-type="float" office:value="29103422" calcext:value-type="float">
            <text:p>29103422</text:p>
          </table:table-cell>
          <table:table-cell office:value-type="float" office:value="1543908" calcext:value-type="float">
            <text:p>1543908</text:p>
          </table:table-cell>
          <table:table-cell office:value-type="float" office:value="2761794" calcext:value-type="float">
            <text:p>2761794</text:p>
          </table:table-cell>
          <table:table-cell office:value-type="float" office:value="885582" calcext:value-type="float">
            <text:p>885582</text:p>
          </table:table-cell>
          <table:table-cell office:value-type="float" office:value="30647330" calcext:value-type="float">
            <text:p>30647330</text:p>
          </table:table-cell>
        </table:table-row>
        <table:table-row table:style-name="ro1">
          <table:table-cell office:value-type="string" calcext:value-type="string">
            <text:p>Total in employment - aged 16 and over</text:p>
          </table:table-cell>
          <table:table-cell office:value-type="float" office:value="32947516" calcext:value-type="float">
            <text:p>32947516</text:p>
          </table:table-cell>
          <table:table-cell office:value-type="float" office:value="32082758" calcext:value-type="float">
            <text:p>32082758</text:p>
          </table:table-cell>
          <table:table-cell office:value-type="float" office:value="27937993" calcext:value-type="float">
            <text:p>27937993</text:p>
          </table:table-cell>
          <table:table-cell office:value-type="float" office:value="1502908" calcext:value-type="float">
            <text:p>1502908</text:p>
          </table:table-cell>
          <table:table-cell office:value-type="float" office:value="2641857" calcext:value-type="float">
            <text:p>2641857</text:p>
          </table:table-cell>
          <table:table-cell office:value-type="float" office:value="864758" calcext:value-type="float">
            <text:p>864758</text:p>
          </table:table-cell>
          <table:table-cell office:value-type="float" office:value="29440901" calcext:value-type="float">
            <text:p>29440901</text:p>
          </table:table-cell>
        </table:table-row>
        <table:table-row table:style-name="ro1">
          <table:table-cell office:value-type="string" calcext:value-type="string">
            <text:p>Total unemployed - aged 16 and over</text:p>
          </table:table-cell>
          <table:table-cell office:value-type="float" office:value="1347190" calcext:value-type="float">
            <text:p>1347190</text:p>
          </table:table-cell>
          <table:table-cell office:value-type="float" office:value="1326366" calcext:value-type="float">
            <text:p>1326366</text:p>
          </table:table-cell>
          <table:table-cell office:value-type="float" office:value="1165429" calcext:value-type="float">
            <text:p>1165429</text:p>
          </table:table-cell>
          <table:table-cell office:value-type="float" office:value="41000" calcext:value-type="float">
            <text:p>41000</text:p>
          </table:table-cell>
          <table:table-cell office:value-type="float" office:value="119937" calcext:value-type="float">
            <text:p>119937</text:p>
          </table:table-cell>
          <table:table-cell office:value-type="float" office:value="20824" calcext:value-type="float">
            <text:p>20824</text:p>
          </table:table-cell>
          <table:table-cell office:value-type="float" office:value="1206429" calcext:value-type="float">
            <text:p>1206429</text:p>
          </table:table-cell>
        </table:table-row>
        <table:table-row table:style-name="ro1">
          <table:table-cell office:value-type="string" calcext:value-type="string">
            <text:p>Total economically inactive - aged 16 and over</text:p>
          </table:table-cell>
          <table:table-cell office:value-type="float" office:value="19239368" calcext:value-type="float">
            <text:p>19239368</text:p>
          </table:table-cell>
          <table:table-cell office:value-type="float" office:value="18650130" calcext:value-type="float">
            <text:p>18650130</text:p>
          </table:table-cell>
          <table:table-cell office:value-type="float" office:value="15916787" calcext:value-type="float">
            <text:p>15916787</text:p>
          </table:table-cell>
          <table:table-cell office:value-type="float" office:value="1013197" calcext:value-type="float">
            <text:p>1013197</text:p>
          </table:table-cell>
          <table:table-cell office:value-type="float" office:value="1720146" calcext:value-type="float">
            <text:p>1720146</text:p>
          </table:table-cell>
          <table:table-cell office:value-type="float" office:value="589238" calcext:value-type="float">
            <text:p>589238</text:p>
          </table:table-cell>
          <table:table-cell office:value-type="float" office:value="16929984" calcext:value-type="float">
            <text:p>16929984</text:p>
          </table:table-cell>
        </table:table-row>
        <table:table-row table:style-name="ro1">
          <table:table-cell office:value-type="string" calcext:value-type="string">
            <text:p>All persons - aged 16 to 64</text:p>
          </table:table-cell>
          <table:table-cell office:value-type="float" office:value="41422925" calcext:value-type="float">
            <text:p>41422925</text:p>
          </table:table-cell>
          <table:table-cell office:value-type="float" office:value="40254444" calcext:value-type="float">
            <text:p>40254444</text:p>
          </table:table-cell>
          <table:table-cell office:value-type="float" office:value="34900529" calcext:value-type="float">
            <text:p>34900529</text:p>
          </table:table-cell>
          <table:table-cell office:value-type="float" office:value="1910485" calcext:value-type="float">
            <text:p>1910485</text:p>
          </table:table-cell>
          <table:table-cell office:value-type="float" office:value="3443430" calcext:value-type="float">
            <text:p>3443430</text:p>
          </table:table-cell>
          <table:table-cell office:value-type="float" office:value="1168481" calcext:value-type="float">
            <text:p>1168481</text:p>
          </table:table-cell>
          <table:table-cell office:value-type="float" office:value="36811014" calcext:value-type="float">
            <text:p>36811014</text:p>
          </table:table-cell>
        </table:table-row>
        <table:table-row table:style-name="ro1">
          <table:table-cell office:value-type="string" calcext:value-type="string">
            <text:p>Total economically active - aged 16 to 64</text:p>
          </table:table-cell>
          <table:table-cell office:value-type="float" office:value="32960840" calcext:value-type="float">
            <text:p>32960840</text:p>
          </table:table-cell>
          <table:table-cell office:value-type="float" office:value="32103307" calcext:value-type="float">
            <text:p>32103307</text:p>
          </table:table-cell>
          <table:table-cell office:value-type="float" office:value="27962932" calcext:value-type="float">
            <text:p>27962932</text:p>
          </table:table-cell>
          <table:table-cell office:value-type="float" office:value="1469446" calcext:value-type="float">
            <text:p>1469446</text:p>
          </table:table-cell>
          <table:table-cell office:value-type="float" office:value="2670929" calcext:value-type="float">
            <text:p>2670929</text:p>
          </table:table-cell>
          <table:table-cell office:value-type="float" office:value="857533" calcext:value-type="float">
            <text:p>857533</text:p>
          </table:table-cell>
          <table:table-cell office:value-type="float" office:value="29432378" calcext:value-type="float">
            <text:p>29432378</text:p>
          </table:table-cell>
        </table:table-row>
        <table:table-row table:style-name="ro1">
          <table:table-cell office:value-type="string" calcext:value-type="string">
            <text:p>Total in employment - aged 16 to 64</text:p>
          </table:table-cell>
          <table:table-cell office:value-type="float" office:value="31637766" calcext:value-type="float">
            <text:p>31637766</text:p>
          </table:table-cell>
          <table:table-cell office:value-type="float" office:value="30800961" calcext:value-type="float">
            <text:p>30800961</text:p>
          </table:table-cell>
          <table:table-cell office:value-type="float" office:value="26818730" calcext:value-type="float">
            <text:p>26818730</text:p>
          </table:table-cell>
          <table:table-cell office:value-type="float" office:value="1429956" calcext:value-type="float">
            <text:p>1429956</text:p>
          </table:table-cell>
          <table:table-cell office:value-type="float" office:value="2552275" calcext:value-type="float">
            <text:p>2552275</text:p>
          </table:table-cell>
          <table:table-cell office:value-type="float" office:value="836805" calcext:value-type="float">
            <text:p>836805</text:p>
          </table:table-cell>
          <table:table-cell office:value-type="float" office:value="28248686" calcext:value-type="float">
            <text:p>28248686</text:p>
          </table:table-cell>
        </table:table-row>
        <table:table-row table:style-name="ro1">
          <table:table-cell office:value-type="string" calcext:value-type="string">
            <text:p>Total unemployed - aged 16 to 64</text:p>
          </table:table-cell>
          <table:table-cell office:value-type="float" office:value="1323071" calcext:value-type="float">
            <text:p>1323071</text:p>
          </table:table-cell>
          <table:table-cell office:value-type="float" office:value="1302344" calcext:value-type="float">
            <text:p>1302344</text:p>
          </table:table-cell>
          <table:table-cell office:value-type="float" office:value="1144200" calcext:value-type="float">
            <text:p>1144200</text:p>
          </table:table-cell>
          <table:table-cell office:value-type="float" office:value="39490" calcext:value-type="float">
            <text:p>39490</text:p>
          </table:table-cell>
          <table:table-cell office:value-type="float" office:value="118654" calcext:value-type="float">
            <text:p>118654</text:p>
          </table:table-cell>
          <table:table-cell office:value-type="float" office:value="20727" calcext:value-type="float">
            <text:p>20727</text:p>
          </table:table-cell>
          <table:table-cell office:value-type="float" office:value="1183690" calcext:value-type="float">
            <text:p>1183690</text:p>
          </table:table-cell>
        </table:table-row>
        <table:table-row table:style-name="ro1">
          <table:table-cell office:value-type="string" calcext:value-type="string">
            <text:p>Total economically inactive - aged 16 to 64</text:p>
          </table:table-cell>
          <table:table-cell office:value-type="float" office:value="8462085" calcext:value-type="float">
            <text:p>8462085</text:p>
          </table:table-cell>
          <table:table-cell office:value-type="float" office:value="8151137" calcext:value-type="float">
            <text:p>8151137</text:p>
          </table:table-cell>
          <table:table-cell office:value-type="float" office:value="6937597" calcext:value-type="float">
            <text:p>6937597</text:p>
          </table:table-cell>
          <table:table-cell office:value-type="float" office:value="441039" calcext:value-type="float">
            <text:p>441039</text:p>
          </table:table-cell>
          <table:table-cell office:value-type="float" office:value="772501" calcext:value-type="float">
            <text:p>772501</text:p>
          </table:table-cell>
          <table:table-cell office:value-type="float" office:value="310948" calcext:value-type="float">
            <text:p>310948</text:p>
          </table:table-cell>
          <table:table-cell office:value-type="float" office:value="7378636" calcext:value-type="float">
            <text:p>7378636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 calcext:value-type="string">
            <text:p>The employment rate is the number of people in employment divide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y the population of the same age group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he unemployment rate is the number of unemployed people divide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y the economically active population of the same age group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he inactivity rate is the number of inactive people divide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y the population of the same age group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12" meta:object-count="0"/>
    <meta:generator>LibreOffice/6.0.7.3$Linux_X86_64 LibreOffice_project/00m0$Build-3</meta:generator>
  </office:meta>
</office:document-meta>
</file>